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Sinhala" svg:font-family="'Noto Sans Sinhala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පත්‍රය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2*[.A1]- (0.5*0.067*POWER([.A1];2))" office:value-type="float" office:value="1.9665" calcext:value-type="float">
            <text:p>1.9665</text:p>
          </table:table-cell>
          <table:table-cell table:formula="of:=[.B2]-[.B1]" office:value-type="float" office:value="1.8995" calcext:value-type="float">
            <text:p>1.8995</text:p>
          </table:table-cell>
          <table:table-cell table:formula="of:=[.C1]" office:value-type="float" office:value="1.8995" calcext:value-type="float">
            <text:p>1.89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[.A2]- (0.5*0.067*POWER([.A2];2))" office:value-type="float" office:value="3.866" calcext:value-type="float">
            <text:p>3.866</text:p>
          </table:table-cell>
          <table:table-cell table:formula="of:=[.B3]-[.B2]" office:value-type="float" office:value="1.8325" calcext:value-type="float">
            <text:p>1.8325</text:p>
          </table:table-cell>
          <table:table-cell table:formula="of:=[.D1]+[.C2]" office:value-type="float" office:value="3.732" calcext:value-type="float">
            <text:p>3.7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*[.A3]- (0.5*0.067*POWER([.A3];2))" office:value-type="float" office:value="5.6985" calcext:value-type="float">
            <text:p>5.6985</text:p>
          </table:table-cell>
          <table:table-cell table:formula="of:=[.B4]-[.B3]" office:value-type="float" office:value="1.7655" calcext:value-type="float">
            <text:p>1.7655</text:p>
          </table:table-cell>
          <table:table-cell table:formula="of:=[.D2]+[.C3]" office:value-type="float" office:value="5.4975" calcext:value-type="float">
            <text:p>5.49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*[.A4]- (0.5*0.067*POWER([.A4];2))" office:value-type="float" office:value="7.464" calcext:value-type="float">
            <text:p>7.464</text:p>
          </table:table-cell>
          <table:table-cell table:formula="of:=[.B5]-[.B4]" office:value-type="float" office:value="1.6985" calcext:value-type="float">
            <text:p>1.6985</text:p>
          </table:table-cell>
          <table:table-cell table:formula="of:=[.D3]+[.C4]" office:value-type="float" office:value="7.196" calcext:value-type="float">
            <text:p>7.1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*[.A5]- (0.5*0.067*POWER([.A5];2))" office:value-type="float" office:value="9.1625" calcext:value-type="float">
            <text:p>9.1625</text:p>
          </table:table-cell>
          <table:table-cell table:formula="of:=[.B6]-[.B5]" office:value-type="float" office:value="1.6315" calcext:value-type="float">
            <text:p>1.6315</text:p>
          </table:table-cell>
          <table:table-cell table:formula="of:=[.D4]+[.C5]" office:value-type="float" office:value="8.8275" calcext:value-type="float">
            <text:p>8.827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2*[.A6]- (0.5*0.067*POWER([.A6];2))" office:value-type="float" office:value="10.794" calcext:value-type="float">
            <text:p>10.794</text:p>
          </table:table-cell>
          <table:table-cell table:formula="of:=[.B7]-[.B6]" office:value-type="float" office:value="1.5645" calcext:value-type="float">
            <text:p>1.5645</text:p>
          </table:table-cell>
          <table:table-cell table:style-name="ce1" table:formula="of:=[.D5]+[.C6]" office:value-type="float" office:value="10.392" calcext:value-type="float">
            <text:p>10.3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*[.A7]- (0.5*0.067*POWER([.A7];2))" office:value-type="float" office:value="12.3585" calcext:value-type="float">
            <text:p>12.3585</text:p>
          </table:table-cell>
          <table:table-cell table:formula="of:=[.B8]-[.B7]" office:value-type="float" office:value="1.4975" calcext:value-type="float">
            <text:p>1.4975</text:p>
          </table:table-cell>
          <table:table-cell table:formula="of:=[.D6]+[.C7]" office:value-type="float" office:value="11.8895" calcext:value-type="float">
            <text:p>11.88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*[.A8]- (0.5*0.067*POWER([.A8];2))" office:value-type="float" office:value="13.856" calcext:value-type="float">
            <text:p>13.856</text:p>
          </table:table-cell>
          <table:table-cell table:formula="of:=[.B9]-[.B8]" office:value-type="float" office:value="1.4305" calcext:value-type="float">
            <text:p>1.4305</text:p>
          </table:table-cell>
          <table:table-cell table:formula="of:=[.D7]+[.C8]" office:value-type="float" office:value="13.32" calcext:value-type="float">
            <text:p>13.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*[.A9]- (0.5*0.067*POWER([.A9];2))" office:value-type="float" office:value="15.2865" calcext:value-type="float">
            <text:p>15.2865</text:p>
          </table:table-cell>
          <table:table-cell table:formula="of:=[.B10]-[.B9]" office:value-type="float" office:value="1.3635" calcext:value-type="float">
            <text:p>1.3635</text:p>
          </table:table-cell>
          <table:table-cell table:formula="of:=[.D8]+[.C9]" office:value-type="float" office:value="14.6835" calcext:value-type="float">
            <text:p>14.68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*[.A10]- (0.5*0.067*POWER([.A10];2))" office:value-type="float" office:value="16.65" calcext:value-type="float">
            <text:p>16.65</text:p>
          </table:table-cell>
          <table:table-cell table:formula="of:=[.B11]-[.B10]" office:value-type="float" office:value="1.2965" calcext:value-type="float">
            <text:p>1.2965</text:p>
          </table:table-cell>
          <table:table-cell table:formula="of:=[.D9]+[.C10]" office:value-type="float" office:value="15.98" calcext:value-type="float">
            <text:p>15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*[.A11]- (0.5*0.067*POWER([.A11];2))" office:value-type="float" office:value="17.9465" calcext:value-type="float">
            <text:p>17.9465</text:p>
          </table:table-cell>
          <table:table-cell table:formula="of:=[.B12]-[.B11]" office:value-type="float" office:value="1.2295" calcext:value-type="float">
            <text:p>1.2295</text:p>
          </table:table-cell>
          <table:table-cell table:formula="of:=[.D10]+[.C11]" office:value-type="float" office:value="17.2095" calcext:value-type="float">
            <text:p>17.20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*[.A12]- (0.5*0.067*POWER([.A12];2))" office:value-type="float" office:value="19.176" calcext:value-type="float">
            <text:p>19.176</text:p>
          </table:table-cell>
          <table:table-cell table:formula="of:=[.B13]-[.B12]" office:value-type="float" office:value="1.1625" calcext:value-type="float">
            <text:p>1.1625</text:p>
          </table:table-cell>
          <table:table-cell table:formula="of:=[.D11]+[.C12]" office:value-type="float" office:value="18.372" calcext:value-type="float">
            <text:p>18.3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*[.A13]- (0.5*0.067*POWER([.A13];2))" office:value-type="float" office:value="20.3385" calcext:value-type="float">
            <text:p>20.3385</text:p>
          </table:table-cell>
          <table:table-cell table:formula="of:=[.B14]-[.B13]" office:value-type="float" office:value="1.0955" calcext:value-type="float">
            <text:p>1.0955</text:p>
          </table:table-cell>
          <table:table-cell table:formula="of:=[.D12]+[.C13]" office:value-type="float" office:value="19.4675" calcext:value-type="float">
            <text:p>19.4675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2*[.A14]- (0.5*0.067*POWER([.A14];2))" office:value-type="float" office:value="21.434" calcext:value-type="float">
            <text:p>21.434</text:p>
          </table:table-cell>
          <table:table-cell table:formula="of:=[.B15]-[.B14]" office:value-type="float" office:value="1.0285" calcext:value-type="float">
            <text:p>1.0285</text:p>
          </table:table-cell>
          <table:table-cell table:style-name="ce1" table:formula="of:=[.D13]+[.C14]" office:value-type="float" office:value="20.496" calcext:value-type="float">
            <text:p>20.4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*[.A15]- (0.5*0.067*POWER([.A15];2))" office:value-type="float" office:value="22.4625" calcext:value-type="float">
            <text:p>22.4625</text:p>
          </table:table-cell>
          <table:table-cell table:formula="of:=[.B16]-[.B15]" office:value-type="float" office:value="0.961500000000001" calcext:value-type="float">
            <text:p>0.961500000000001</text:p>
          </table:table-cell>
          <table:table-cell table:formula="of:=[.D14]+[.C15]" office:value-type="float" office:value="21.4575" calcext:value-type="float">
            <text:p>21.45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*[.A16]- (0.5*0.067*POWER([.A16];2))" office:value-type="float" office:value="23.424" calcext:value-type="float">
            <text:p>23.424</text:p>
          </table:table-cell>
          <table:table-cell table:formula="of:=[.B17]-[.B16]" office:value-type="float" office:value="0.894500000000001" calcext:value-type="float">
            <text:p>0.894500000000001</text:p>
          </table:table-cell>
          <table:table-cell table:formula="of:=[.D15]+[.C16]" office:value-type="float" office:value="22.352" calcext:value-type="float">
            <text:p>22.3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*[.A17]- (0.5*0.067*POWER([.A17];2))" office:value-type="float" office:value="24.3185" calcext:value-type="float">
            <text:p>24.3185</text:p>
          </table:table-cell>
          <table:table-cell table:formula="of:=[.B18]-[.B17]" office:value-type="float" office:value="0.827500000000001" calcext:value-type="float">
            <text:p>0.827500000000001</text:p>
          </table:table-cell>
          <table:table-cell table:formula="of:=[.D16]+[.C17]" office:value-type="float" office:value="23.1795" calcext:value-type="float">
            <text:p>23.17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*[.A18]- (0.5*0.067*POWER([.A18];2))" office:value-type="float" office:value="25.146" calcext:value-type="float">
            <text:p>25.146</text:p>
          </table:table-cell>
          <table:table-cell table:formula="of:=[.B19]-[.B18]" office:value-type="float" office:value="0.7605" calcext:value-type="float">
            <text:p>0.7605</text:p>
          </table:table-cell>
          <table:table-cell table:formula="of:=[.D17]+[.C18]" office:value-type="float" office:value="23.94" calcext:value-type="float">
            <text:p>23.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*[.A19]- (0.5*0.067*POWER([.A19];2))" office:value-type="float" office:value="25.9065" calcext:value-type="float">
            <text:p>25.9065</text:p>
          </table:table-cell>
          <table:table-cell table:formula="of:=[.B20]-[.B19]" office:value-type="float" office:value="0.6935" calcext:value-type="float">
            <text:p>0.6935</text:p>
          </table:table-cell>
          <table:table-cell table:formula="of:=[.D18]+[.C19]" office:value-type="float" office:value="24.6335" calcext:value-type="float">
            <text:p>24.63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*[.A20]- (0.5*0.067*POWER([.A20];2))" office:value-type="float" office:value="26.6" calcext:value-type="float">
            <text:p>26.6</text:p>
          </table:table-cell>
          <table:table-cell table:formula="of:=[.B21]-[.B20]" office:value-type="float" office:value="0.6265" calcext:value-type="float">
            <text:p>0.6265</text:p>
          </table:table-cell>
          <table:table-cell table:formula="of:=[.D19]+[.C20]" office:value-type="float" office:value="25.26" calcext:value-type="float">
            <text:p>25.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*[.A21]- (0.5*0.067*POWER([.A21];2))" office:value-type="float" office:value="27.2265" calcext:value-type="float">
            <text:p>27.2265</text:p>
          </table:table-cell>
          <table:table-cell table:formula="of:=[.B22]-[.B21]" office:value-type="float" office:value="0.559499999999996" calcext:value-type="float">
            <text:p>0.559499999999996</text:p>
          </table:table-cell>
          <table:table-cell table:formula="of:=[.D20]+[.C21]" office:value-type="float" office:value="25.8195" calcext:value-type="float">
            <text:p>25.81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*[.A22]- (0.5*0.067*POWER([.A22];2))" office:value-type="float" office:value="27.786" calcext:value-type="float">
            <text:p>27.786</text:p>
          </table:table-cell>
          <table:table-cell table:formula="of:=[.B23]-[.B22]" office:value-type="float" office:value="0.4925" calcext:value-type="float">
            <text:p>0.4925</text:p>
          </table:table-cell>
          <table:table-cell table:formula="of:=[.D21]+[.C22]" office:value-type="float" office:value="26.312" calcext:value-type="float">
            <text:p>26.3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*[.A23]- (0.5*0.067*POWER([.A23];2))" office:value-type="float" office:value="28.2785" calcext:value-type="float">
            <text:p>28.2785</text:p>
          </table:table-cell>
          <table:table-cell table:formula="of:=[.B24]-[.B23]" office:value-type="float" office:value="0.425500000000003" calcext:value-type="float">
            <text:p>0.425500000000003</text:p>
          </table:table-cell>
          <table:table-cell table:formula="of:=[.D22]+[.C23]" office:value-type="float" office:value="26.7375" calcext:value-type="float">
            <text:p>26.73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*[.A24]- (0.5*0.067*POWER([.A24];2))" office:value-type="float" office:value="28.704" calcext:value-type="float">
            <text:p>28.704</text:p>
          </table:table-cell>
          <table:table-cell table:formula="of:=[.B25]-[.B24]" office:value-type="float" office:value="0.358499999999999" calcext:value-type="float">
            <text:p>0.358499999999999</text:p>
          </table:table-cell>
          <table:table-cell table:formula="of:=[.D23]+[.C24]" office:value-type="float" office:value="27.096" calcext:value-type="float">
            <text:p>27.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*[.A25]- (0.5*0.067*POWER([.A25];2))" office:value-type="float" office:value="29.0625" calcext:value-type="float">
            <text:p>29.0625</text:p>
          </table:table-cell>
          <table:table-cell table:formula="of:=[.B26]-[.B25]" office:value-type="float" office:value="0.291499999999999" calcext:value-type="float">
            <text:p>0.291499999999999</text:p>
          </table:table-cell>
          <table:table-cell table:formula="of:=[.D24]+[.C25]" office:value-type="float" office:value="27.3875" calcext:value-type="float">
            <text:p>27.38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*[.A26]- (0.5*0.067*POWER([.A26];2))" office:value-type="float" office:value="29.354" calcext:value-type="float">
            <text:p>29.354</text:p>
          </table:table-cell>
          <table:table-cell table:formula="of:=[.B27]-[.B26]" office:value-type="float" office:value="0.224499999999999" calcext:value-type="float">
            <text:p>0.224499999999999</text:p>
          </table:table-cell>
          <table:table-cell table:formula="of:=[.D25]+[.C26]" office:value-type="float" office:value="27.612" calcext:value-type="float">
            <text:p>27.6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*[.A27]- (0.5*0.067*POWER([.A27];2))" office:value-type="float" office:value="29.5785" calcext:value-type="float">
            <text:p>29.5785</text:p>
          </table:table-cell>
          <table:table-cell table:formula="of:=[.B28]-[.B27]" office:value-type="float" office:value="0.157499999999999" calcext:value-type="float">
            <text:p>0.157499999999999</text:p>
          </table:table-cell>
          <table:table-cell table:formula="of:=[.D26]+[.C27]" office:value-type="float" office:value="27.7695" calcext:value-type="float">
            <text:p>27.76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*[.A28]- (0.5*0.067*POWER([.A28];2))" office:value-type="float" office:value="29.736" calcext:value-type="float">
            <text:p>29.736</text:p>
          </table:table-cell>
          <table:table-cell table:formula="of:=[.B29]-[.B28]" office:value-type="float" office:value="0.0905000000000023" calcext:value-type="float">
            <text:p>0.0905000000000023</text:p>
          </table:table-cell>
          <table:table-cell table:formula="of:=[.D27]+[.C28]" office:value-type="float" office:value="27.86" calcext:value-type="float">
            <text:p>27.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2*[.A29]- (0.5*0.067*POWER([.A29];2))" office:value-type="float" office:value="29.8265" calcext:value-type="float">
            <text:p>29.8265</text:p>
          </table:table-cell>
          <table:table-cell table:formula="of:=[.B30]-[.B29]" office:value-type="float" office:value="0.0234999999999985" calcext:value-type="float">
            <text:p>0.0234999999999985</text:p>
          </table:table-cell>
          <table:table-cell table:formula="of:=[.D28]+[.C29]" office:value-type="float" office:value="27.8835" calcext:value-type="float">
            <text:p>27.88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*[.A30]- (0.5*0.067*POWER([.A30];2))" office:value-type="float" office:value="29.85" calcext:value-type="float">
            <text:p>29.85</text:p>
          </table:table-cell>
          <table:table-cell table:formula="of:=[.B31]-[.B30]" office:value-type="float" office:value="-0.0434999999999981" calcext:value-type="float">
            <text:p>-0.0434999999999981</text:p>
          </table:table-cell>
          <table:table-cell table:style-name="ce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*[.A31]- (0.5*0.067*POWER([.A31];2))" office:value-type="float" office:value="29.8065" calcext:value-type="float">
            <text:p>29.8065</text:p>
          </table:table-cell>
          <table:table-cell table:formula="of:=[.B32]-[.B31]" office:value-type="float" office:value="-0.110500000000002" calcext:value-type="float">
            <text:p>-0.11050000000000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*[.A32]- (0.5*0.067*POWER([.A32];2))" office:value-type="float" office:value="29.696" calcext:value-type="float">
            <text:p>29.696</text:p>
          </table:table-cell>
          <table:table-cell table:formula="of:=[.B33]-[.B32]" office:value-type="float" office:value="-0.177500000000002" calcext:value-type="float">
            <text:p>-0.17750000000000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2*[.A33]- (0.5*0.067*POWER([.A33];2))" office:value-type="float" office:value="29.5185" calcext:value-type="float">
            <text:p>29.5185</text:p>
          </table:table-cell>
          <table:table-cell table:formula="of:=[.B34]-[.B33]" office:value-type="float" office:value="-0.244499999999995" calcext:value-type="float">
            <text:p>-0.24449999999999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*[.A34]- (0.5*0.067*POWER([.A34];2))" office:value-type="float" office:value="29.274" calcext:value-type="float">
            <text:p>29.274</text:p>
          </table:table-cell>
          <table:table-cell table:formula="of:=[.B35]-[.B34]" office:value-type="float" office:value="-0.311500000000002" calcext:value-type="float">
            <text:p>-0.31150000000000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2*[.A35]- (0.5*0.067*POWER([.A35];2))" office:value-type="float" office:value="28.9625" calcext:value-type="float">
            <text:p>28.9625</text:p>
          </table:table-cell>
          <table:table-cell table:formula="of:=[.B36]-[.B35]" office:value-type="float" office:value="-0.378500000000003" calcext:value-type="float">
            <text:p>-0.37850000000000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*[.A36]- (0.5*0.067*POWER([.A36];2))" office:value-type="float" office:value="28.584" calcext:value-type="float">
            <text:p>28.584</text:p>
          </table:table-cell>
          <table:table-cell table:formula="of:=[.B37]-[.B36]" office:value-type="float" office:value="-0.445499999999996" calcext:value-type="float">
            <text:p>-0.44549999999999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2*[.A37]- (0.5*0.067*POWER([.A37];2))" office:value-type="float" office:value="28.1385" calcext:value-type="float">
            <text:p>28.1385</text:p>
          </table:table-cell>
          <table:table-cell table:formula="of:=[.B38]-[.B37]" office:value-type="float" office:value="-0.512500000000003" calcext:value-type="float">
            <text:p>-0.51250000000000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*[.A38]- (0.5*0.067*POWER([.A38];2))" office:value-type="float" office:value="27.626" calcext:value-type="float">
            <text:p>27.626</text:p>
          </table:table-cell>
          <table:table-cell table:formula="of:=[.B39]-[.B38]" office:value-type="float" office:value="-0.579500000000003" calcext:value-type="float">
            <text:p>-0.57950000000000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2*[.A39]- (0.5*0.067*POWER([.A39];2))" office:value-type="float" office:value="27.0465" calcext:value-type="float">
            <text:p>27.0465</text:p>
          </table:table-cell>
          <table:table-cell table:formula="of:=[.B40]-[.B39]" office:value-type="float" office:value="-0.646499999999996" calcext:value-type="float">
            <text:p>-0.64649999999999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*[.A40]- (0.5*0.067*POWER([.A40];2))" office:value-type="float" office:value="26.4" calcext:value-type="float">
            <text:p>26.4</text:p>
          </table:table-cell>
          <table:table-cell table:formula="of:=[.B41]-[.B40]" office:value-type="float" office:value="-0.713500000000003" calcext:value-type="float">
            <text:p>-0.71350000000000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2*[.A41]- (0.5*0.067*POWER([.A41];2))" office:value-type="float" office:value="25.6865" calcext:value-type="float">
            <text:p>25.6865</text:p>
          </table:table-cell>
          <table:table-cell table:formula="of:=[.B42]-[.B41]" office:value-type="float" office:value="-0.780499999999996" calcext:value-type="float">
            <text:p>-0.78049999999999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*[.A42]- (0.5*0.067*POWER([.A42];2))" office:value-type="float" office:value="24.906" calcext:value-type="float">
            <text:p>24.906</text:p>
          </table:table-cell>
          <table:table-cell table:formula="of:=[.B43]-[.B42]" office:value-type="float" office:value="-0.847500000000004" calcext:value-type="float">
            <text:p>-0.84750000000000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2*[.A43]- (0.5*0.067*POWER([.A43];2))" office:value-type="float" office:value="24.0585" calcext:value-type="float">
            <text:p>24.0585</text:p>
          </table:table-cell>
          <table:table-cell table:formula="of:=[.B44]-[.B43]" office:value-type="float" office:value="-0.914500000000004" calcext:value-type="float">
            <text:p>-0.91450000000000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*[.A44]- (0.5*0.067*POWER([.A44];2))" office:value-type="float" office:value="23.144" calcext:value-type="float">
            <text:p>23.144</text:p>
          </table:table-cell>
          <table:table-cell table:formula="of:=[.B45]-[.B44]" office:value-type="float" office:value="-0.981499999999997" calcext:value-type="float">
            <text:p>-0.98149999999999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2*[.A45]- (0.5*0.067*POWER([.A45];2))" office:value-type="float" office:value="22.1625" calcext:value-type="float">
            <text:p>22.1625</text:p>
          </table:table-cell>
          <table:table-cell table:formula="of:=[.B46]-[.B45]" office:value-type="float" office:value="-1.0485" calcext:value-type="float">
            <text:p>-1.048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*[.A46]- (0.5*0.067*POWER([.A46];2))" office:value-type="float" office:value="21.114" calcext:value-type="float">
            <text:p>21.114</text:p>
          </table:table-cell>
          <table:table-cell table:formula="of:=[.B47]-[.B46]" office:value-type="float" office:value="-1.1155" calcext:value-type="float">
            <text:p>-1.115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2*[.A47]- (0.5*0.067*POWER([.A47];2))" office:value-type="float" office:value="19.9985" calcext:value-type="float">
            <text:p>19.9985</text:p>
          </table:table-cell>
          <table:table-cell table:formula="of:=[.B48]-[.B47]" office:value-type="float" office:value="-1.18249999999999" calcext:value-type="float">
            <text:p>-1.1824999999999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*[.A48]- (0.5*0.067*POWER([.A48];2))" office:value-type="float" office:value="18.816" calcext:value-type="float">
            <text:p>18.816</text:p>
          </table:table-cell>
          <table:table-cell table:formula="of:=[.B49]-[.B48]" office:value-type="float" office:value="-1.24950000000001" calcext:value-type="float">
            <text:p>-1.2495000000000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2*[.A49]- (0.5*0.067*POWER([.A49];2))" office:value-type="float" office:value="17.5665" calcext:value-type="float">
            <text:p>17.5665</text:p>
          </table:table-cell>
          <table:table-cell table:formula="of:=[.B50]-[.B49]" office:value-type="float" office:value="-1.31649999999999" calcext:value-type="float">
            <text:p>-1.3164999999999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*[.A50]- (0.5*0.067*POWER([.A50];2))" office:value-type="float" office:value="16.25" calcext:value-type="float">
            <text:p>16.25</text:p>
          </table:table-cell>
          <table:table-cell table:formula="of:=[.B51]-[.B50]" office:value-type="float" office:value="-1.38350000000001" calcext:value-type="float">
            <text:p>-1.3835000000000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2*[.A51]- (0.5*0.067*POWER([.A51];2))" office:value-type="float" office:value="14.8665" calcext:value-type="float">
            <text:p>14.8665</text:p>
          </table:table-cell>
          <table:table-cell table:formula="of:=[.B52]-[.B51]" office:value-type="float" office:value="-1.45049999999999" calcext:value-type="float">
            <text:p>-1.4504999999999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*[.A52]- (0.5*0.067*POWER([.A52];2))" office:value-type="float" office:value="13.416" calcext:value-type="float">
            <text:p>13.416</text:p>
          </table:table-cell>
          <table:table-cell table:formula="of:=[.B53]-[.B52]" office:value-type="float" office:value="-1.5175" calcext:value-type="float">
            <text:p>-1.517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2*[.A53]- (0.5*0.067*POWER([.A53];2))" office:value-type="float" office:value="11.8985" calcext:value-type="float">
            <text:p>11.8985</text:p>
          </table:table-cell>
          <table:table-cell table:formula="of:=[.B54]-[.B53]" office:value-type="float" office:value="-1.58450000000001" calcext:value-type="float">
            <text:p>-1.5845000000000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*[.A54]- (0.5*0.067*POWER([.A54];2))" office:value-type="float" office:value="10.314" calcext:value-type="float">
            <text:p>10.314</text:p>
          </table:table-cell>
          <table:table-cell table:formula="of:=[.B55]-[.B54]" office:value-type="float" office:value="-1.6515" calcext:value-type="float">
            <text:p>-1.651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2*[.A55]- (0.5*0.067*POWER([.A55];2))" office:value-type="float" office:value="8.66249999999999" calcext:value-type="float">
            <text:p>8.66249999999999</text:p>
          </table:table-cell>
          <table:table-cell table:formula="of:=[.B56]-[.B55]" office:value-type="float" office:value="-1.71850000000001" calcext:value-type="float">
            <text:p>-1.7185000000000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2*[.A56]- (0.5*0.067*POWER([.A56];2))" office:value-type="float" office:value="6.94399999999999" calcext:value-type="float">
            <text:p>6.94399999999999</text:p>
          </table:table-cell>
          <table:table-cell table:formula="of:=[.B57]-[.B56]" office:value-type="float" office:value="-1.7855" calcext:value-type="float">
            <text:p>-1.785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2*[.A57]- (0.5*0.067*POWER([.A57];2))" office:value-type="float" office:value="5.15849999999999" calcext:value-type="float">
            <text:p>5.15849999999999</text:p>
          </table:table-cell>
          <table:table-cell table:formula="of:=[.B58]-[.B57]" office:value-type="float" office:value="-1.85249999999999" calcext:value-type="float">
            <text:p>-1.8524999999999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2*[.A58]- (0.5*0.067*POWER([.A58];2))" office:value-type="float" office:value="3.306" calcext:value-type="float">
            <text:p>3.306</text:p>
          </table:table-cell>
          <table:table-cell table:formula="of:=[.B59]-[.B58]" office:value-type="float" office:value="-1.9195" calcext:value-type="float">
            <text:p>-1.919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2*[.A59]- (0.5*0.067*POWER([.A59];2))" office:value-type="float" office:value="1.3865" calcext:value-type="float">
            <text:p>1.3865</text:p>
          </table:table-cell>
          <table:table-cell table:formula="of:=[.B60]-[.B59]" office:value-type="float" office:value="-1.98650000000001" calcext:value-type="float">
            <text:p>-1.9865000000000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*[.A60]- (0.5*0.067*POWER([.A60];2))" office:value-type="float" office:value="-0.600000000000009" calcext:value-type="float">
            <text:p>-0.6000000000000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Sinhala" svg:font-family="'Noto Sans Sinhal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Sinhala" style:font-size-complex="10pt" style:language-complex="si" style:country-complex="LK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 Sinhala" style:font-size-asian="12pt" style:language-asian="zh" style:country-asian="CN" style:font-name-complex="Noto Sans Sinhala" style:font-size-complex="12pt" style:language-complex="si" style:country-complex="LK"/>
    </style:default-style>
    <style:style style:name="Default" style:family="graphic"/>
    <style:style style:name="Note" style:family="graphic" style:parent-style-name="Default">
      <style:graphic-properties draw:stroke="solid" draw:marker-start="ඊතල_20_හිස්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Sinhala" style:font-family-complex="'Noto Sans Sinhala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ඊතල_20_හිස්_20_1" draw:display-name="ඊතල හිස්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පිටු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>00:00:00</text:time></text:p>
        </style:region-right>
      </style:header>
      <style:header-left style:display="false"/>
      <style:header-first style:display="false"/>
      <style:footer>
        <text:p>පිටු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9:35:58.500599457</meta:creation-date>
    <dc:date>2025-01-17T20:12:55.669473914</dc:date>
    <meta:editing-duration>PT15M16S</meta:editing-duration>
    <meta:editing-cycles>3</meta:editing-cycles>
    <meta:generator>LibreOffice/24.2.7.2$Linux_X86_64 LibreOffice_project/420$Build-2</meta:generator>
    <meta:document-statistic meta:table-count="1" meta:cell-count="208" meta:object-count="0"/>
  </office:meta>
</office:document-meta>
</file>